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65mm"/>
    </style:style>
    <style:style style:name="co2" style:family="table-column">
      <style:table-column-properties fo:break-before="auto" style:column-width="92.59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121"/>
    <style:style style:name="ce2" style:family="table-cell" style:parent-style-name="Default" style:data-style-name="N10001"/>
    <style:style style:name="ce3" style:family="table-cell" style:parent-style-name="Default" style:data-style-name="N10121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ZPrime_MC_studies_t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3" table:number-columns-repeated="7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event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ing on 1fb-1</text:p>
          </table:table-cell>
          <table:table-cell office:value-type="string" calcext:value-type="string">
            <text:p>boosted_dataset</text:p>
          </table:table-cell>
          <table:table-cell office:value-type="string" calcext:value-type="string">
            <text:p>globalTag</text:p>
          </table:table-cell>
          <table:table-cell office:value-type="string" calcext:value-type="string">
            <text:p>isData</text:p>
          </table:table-cell>
          <table:table-cell office:value-type="string" calcext:value-type="string">
            <text:p>generator</text:p>
          </table:table-cell>
        </table:table-row>
        <table:table-row table:style-name="ro1">
          <table:table-cell office:value-type="string" calcext:value-type="string">
            <text:p>minimal_ZprimeToTprimeT_TprimeToHT_MZp-1500Nar_MTp-700Nar_LH</text:p>
          </table:table-cell>
          <table:table-cell office:value-type="string" calcext:value-type="string">
            <text:p>/ZprimeToTprimeT_TprimeToHT_MZp-1500Nar_MTp-700Nar_LH_TuneCUETP8M1_13TeV-madgraphMLM-pythia8/RunIISummer16MiniAODv2-PUMoriond17_80X_mcRun2_asymptotic_2016_TrancheIV_v6-v1/MINIAODSIM</text:p>
          </table:table-cell>
          <table:table-cell office:value-type="float" office:value="207419" calcext:value-type="float">
            <text:p>207419</text:p>
          </table:table-cell>
          <table:table-cell office:value-type="float" office:value="3.62" calcext:value-type="float">
            <text:p>3.62000000</text:p>
          </table:table-cell>
          <table:table-cell table:formula="of:=1/[.C2]" office:value-type="float" office:value="0.00000482115910307156" calcext:value-type="float">
            <text:p>0.00000482</text:p>
          </table:table-cell>
          <table:table-cell table:formula="of:=[.D2]/[.C2]*1000" office:value-type="float" office:value="0.0174525959531191" calcext:value-type="float">
            <text:p>0.01745260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HT_MZp-1500Nar_MTp-900Nar_LH</text:p>
          </table:table-cell>
          <table:table-cell office:value-type="string" calcext:value-type="string">
            <text:p>/ZprimeToTprimeT_TprimeToHT_MZp-1500Nar_MTp-900Nar_LH_TuneCUETP8M1_13TeV-madgraphMLM-pythia8/RunIISummer16MiniAODv2-PUMoriond17_80X_mcRun2_asymptotic_2016_TrancheIV_v6-v1/MINIAODSIM</text:p>
          </table:table-cell>
          <table:table-cell office:value-type="float" office:value="205787" calcext:value-type="float">
            <text:p>205787</text:p>
          </table:table-cell>
          <table:table-cell office:value-type="float" office:value="3.571" calcext:value-type="float">
            <text:p>3.57100000</text:p>
          </table:table-cell>
          <table:table-cell table:formula="of:=1/[.C3]" office:value-type="float" office:value="0.00000485939345050951" calcext:value-type="float">
            <text:p>0.00000486</text:p>
          </table:table-cell>
          <table:table-cell table:formula="of:=[.D3]/[.C3]*1000" office:value-type="float" office:value="0.0173528940117695" calcext:value-type="float">
            <text:p>0.01735289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HT_MZp-1500Nar_MTp-1200Nar_LH</text:p>
          </table:table-cell>
          <table:table-cell office:value-type="string" calcext:value-type="string">
            <text:p>/ZprimeToTprimeT_TprimeToHT_MZp-1500Nar_MTp-1200Nar_LH_TuneCUETP8M1_13TeV-madgraphMLM-pythia8/RunIISummer16MiniAODv2-PUMoriond17_80X_mcRun2_asymptotic_2016_TrancheIV_v6-v1/MINIAODSIM</text:p>
          </table:table-cell>
          <table:table-cell office:value-type="float" office:value="203617" calcext:value-type="float">
            <text:p>203617</text:p>
          </table:table-cell>
          <table:table-cell office:value-type="float" office:value="1.731" calcext:value-type="float">
            <text:p>1.73100000</text:p>
          </table:table-cell>
          <table:table-cell table:formula="of:=1/[.C4]" office:value-type="float" office:value="0.00000491118128643483" calcext:value-type="float">
            <text:p>0.00000491</text:p>
          </table:table-cell>
          <table:table-cell table:formula="of:=[.D4]/[.C4]*1000" office:value-type="float" office:value="0.00850125480681868" calcext:value-type="float">
            <text:p>0.00850125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HT_MZp-2000Nar_MTp-900Nar_LH</text:p>
          </table:table-cell>
          <table:table-cell office:value-type="string" calcext:value-type="string">
            <text:p>/ZprimeToTprimeT_TprimeToHT_MZp-2000Nar_MTp-900Nar_LH_TuneCUETP8M1_13TeV-madgraphMLM-pythia8/RunIISummer16MiniAODv2-PUMoriond17_80X_mcRun2_asymptotic_2016_TrancheIV_v6-v1/MINIAODSIM</text:p>
          </table:table-cell>
          <table:table-cell office:value-type="float" office:value="204023" calcext:value-type="float">
            <text:p>204023</text:p>
          </table:table-cell>
          <table:table-cell office:value-type="float" office:value="1.305" calcext:value-type="float">
            <text:p>1.30500000</text:p>
          </table:table-cell>
          <table:table-cell table:formula="of:=1/[.C5]" office:value-type="float" office:value="0.00000490140817456855" calcext:value-type="float">
            <text:p>0.00000490</text:p>
          </table:table-cell>
          <table:table-cell table:formula="of:=[.D5]/[.C5]*1000" office:value-type="float" office:value="0.00639633766781196" calcext:value-type="float">
            <text:p>0.00639634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HT_MZp-2000Nar_MTp-1200Nar_LH</text:p>
          </table:table-cell>
          <table:table-cell office:value-type="string" calcext:value-type="string">
            <text:p>/ZprimeToTprimeT_TprimeToHT_MZp-2000Nar_MTp-1200Nar_LH_TuneCUETP8M1_13TeV-madgraphMLM-pythia8/RunIISummer16MiniAODv2-PUMoriond17_80X_mcRun2_asymptotic_2016_TrancheIV_v6-v1/MINIAODSIM</text:p>
          </table:table-cell>
          <table:table-cell office:value-type="float" office:value="196615" calcext:value-type="float">
            <text:p>196615</text:p>
          </table:table-cell>
          <table:table-cell office:value-type="float" office:value="1.251" calcext:value-type="float">
            <text:p>1.25100000</text:p>
          </table:table-cell>
          <table:table-cell table:formula="of:=1/[.C6]" office:value-type="float" office:value="0.00000508608193678" calcext:value-type="float">
            <text:p>0.00000509</text:p>
          </table:table-cell>
          <table:table-cell table:formula="of:=[.D6]/[.C6]*1000" office:value-type="float" office:value="0.00636268850291178" calcext:value-type="float">
            <text:p>0.00636269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HT_MZp-2000Nar_MTp-1200Nar_RH</text:p>
          </table:table-cell>
          <table:table-cell office:value-type="string" calcext:value-type="string">
            <text:p>/ZprimeToTprimeT_TprimeToHT_MZp-2000Nar_MTp-1200Nar_RH_TuneCUETP8M1_13TeV-madgraphMLM-pythia8/RunIISummer16MiniAODv2-PUMoriond17_80X_mcRun2_asymptotic_2016_TrancheIV_v6-v1/MINIAODSIM</text:p>
          </table:table-cell>
          <table:table-cell office:value-type="float" office:value="206379" calcext:value-type="float">
            <text:p>206379</text:p>
          </table:table-cell>
          <table:table-cell office:value-type="float" office:value="1.248" calcext:value-type="float">
            <text:p>1.24800000</text:p>
          </table:table-cell>
          <table:table-cell table:formula="of:=1/[.C7]" office:value-type="float" office:value="0.00000484545423710746" calcext:value-type="float">
            <text:p>0.00000485</text:p>
          </table:table-cell>
          <table:table-cell table:formula="of:=[.D7]/[.C7]*1000" office:value-type="float" office:value="0.00604712688791011" calcext:value-type="float">
            <text:p>0.00604713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HT_MZp-2000Nar_MTp-1200Wid_LH</text:p>
          </table:table-cell>
          <table:table-cell office:value-type="string" calcext:value-type="string">
            <text:p>/ZprimeToTprimeT_TprimeToHT_MZp-2000Nar_MTp-1200Wid_LH_TuneCUETP8M1_13TeV-madgraphMLM-pythia8/RunIISummer16MiniAODv2-PUMoriond17_80X_mcRun2_asymptotic_2016_TrancheIV_v6-v1/MINIAODSIM</text:p>
          </table:table-cell>
          <table:table-cell office:value-type="float" office:value="200707" calcext:value-type="float">
            <text:p>200707</text:p>
          </table:table-cell>
          <table:table-cell office:value-type="float" office:value="0.00000978" calcext:value-type="float">
            <text:p>0.00000978</text:p>
          </table:table-cell>
          <table:table-cell table:formula="of:=1/[.C8]" office:value-type="float" office:value="0.00000498238726103225" calcext:value-type="float">
            <text:p>0.00000498</text:p>
          </table:table-cell>
          <table:table-cell table:formula="of:=[.D8]/[.C8]*1000" office:value-type="float" office:value="0.0000000487277474128954" calcext:value-type="float">
            <text:p>0.00000005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HT_MZp-2000Wid_MTp-1200Nar_LH</text:p>
          </table:table-cell>
          <table:table-cell office:value-type="string" calcext:value-type="string">
            <text:p>/ZprimeToTprimeT_TprimeToHT_MZp-2000Wid_MTp-1200Nar_LH_TuneCUETP8M1_13TeV-madgraphMLM-pythia8/RunIISummer16MiniAODv2-PUMoriond17_80X_mcRun2_asymptotic_2016_TrancheIV_v6-v1/MINIAODSIM</text:p>
          </table:table-cell>
          <table:table-cell office:value-type="float" office:value="209543" calcext:value-type="float">
            <text:p>209543</text:p>
          </table:table-cell>
          <table:table-cell office:value-type="float" office:value="0.129" calcext:value-type="float">
            <text:p>0.12900000</text:p>
          </table:table-cell>
          <table:table-cell table:formula="of:=1/[.C9]" office:value-type="float" office:value="0.00000477229017433176" calcext:value-type="float">
            <text:p>0.00000477</text:p>
          </table:table-cell>
          <table:table-cell table:formula="of:=[.D9]/[.C9]*1000" office:value-type="float" office:value="0.000615625432488797" calcext:value-type="float">
            <text:p>0.00061563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HT_MZp-2000Nar_MTp-1500Nar_LH</text:p>
          </table:table-cell>
          <table:table-cell office:value-type="string" calcext:value-type="string">
            <text:p>/ZprimeToTprimeT_TprimeToHT_MZp-2000Nar_MTp-1500Nar_LH_TuneCUETP8M1_13TeV-madgraphMLM-pythia8/RunIISummer16MiniAODv2-PUMoriond17_80X_mcRun2_asymptotic_2016_TrancheIV_v6-v1/MINIAODSIM</text:p>
          </table:table-cell>
          <table:table-cell office:value-type="float" office:value="191445" calcext:value-type="float">
            <text:p>191445</text:p>
          </table:table-cell>
          <table:table-cell office:value-type="float" office:value="0.8246" calcext:value-type="float">
            <text:p>0.82460000</text:p>
          </table:table-cell>
          <table:table-cell table:formula="of:=1/[.C10]" office:value-type="float" office:value="0.00000522343231737575" calcext:value-type="float">
            <text:p>0.00000522</text:p>
          </table:table-cell>
          <table:table-cell table:formula="of:=[.D10]/[.C10]*1000" office:value-type="float" office:value="0.00430724228890804" calcext:value-type="float">
            <text:p>0.00430724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HT_MZp-2500Nar_MTp-1200Nar_LH</text:p>
          </table:table-cell>
          <table:table-cell office:value-type="string" calcext:value-type="string">
            <text:p>/ZprimeToTprimeT_TprimeToHT_MZp-2500Nar_MTp-1200Nar_LH_TuneCUETP8M1_13TeV-madgraphMLM-pythia8/RunIISummer16MiniAODv2-PUMoriond17_80X_mcRun2_asymptotic_2016_TrancheIV_v6-v1/MINIAODSIM</text:p>
          </table:table-cell>
          <table:table-cell office:value-type="float" office:value="207688" calcext:value-type="float">
            <text:p>207688</text:p>
          </table:table-cell>
          <table:table-cell office:value-type="float" office:value="0.5112" calcext:value-type="float">
            <text:p>0.51120000</text:p>
          </table:table-cell>
          <table:table-cell table:formula="of:=1/[.C11]" office:value-type="float" office:value="0.00000481491467971188" calcext:value-type="float">
            <text:p>0.00000481</text:p>
          </table:table-cell>
          <table:table-cell table:formula="of:=[.D11]/[.C11]*1000" office:value-type="float" office:value="0.00246138438426871" calcext:value-type="float">
            <text:p>0.00246138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inimal_ZprimeToTprimeT_TprimeToHT_MZp-2500Nar_MTp-1500Nar_LH</text:p>
          </table:table-cell>
          <table:table-cell office:value-type="string" calcext:value-type="string">
            <text:p>/ZprimeToTprimeT_TprimeToHT_MZp-2500Nar_MTp-1500Nar_LH_TuneCUETP8M1_13TeV-madgraphMLM-pythia8/RunIISummer16MiniAODv2-PUMoriond17_80X_mcRun2_asymptotic_2016_TrancheIV_v6-v1/MINIAODSIM</text:p>
          </table:table-cell>
          <table:table-cell office:value-type="float" office:value="207043" calcext:value-type="float">
            <text:p>207043</text:p>
          </table:table-cell>
          <table:table-cell office:value-type="float" office:value="0.4775" calcext:value-type="float">
            <text:p>0.47750000</text:p>
          </table:table-cell>
          <table:table-cell table:formula="of:=1/[.C12]" office:value-type="float" office:value="0.00000482991455881146" calcext:value-type="float">
            <text:p>0.00000483</text:p>
          </table:table-cell>
          <table:table-cell table:formula="of:=[.D12]/[.C12]*1000" office:value-type="float" office:value="0.00230628420183247" calcext:value-type="float">
            <text:p>0.00230628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121" number:language="en" number:country="US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.00.0000</text:date>, <text:time style:data-style-name="N2" text:time-value="13:24:54.0698447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13:25:30.811337249</dc:date>
    <meta:editing-duration>PT20M27S</meta:editing-duration>
    <meta:editing-cycles>8</meta:editing-cycles>
    <meta:generator>LibreOffice/5.1.6.2$Linux_X86_64 LibreOffice_project/10m0$Build-2</meta:generator>
    <meta:document-statistic meta:table-count="1" meta:cell-count="120" meta:object-count="0"/>
  </office:meta>
</office:document-meta>
</file>